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>
            <text:p>FECHA</text:p>
          </table:table-cell>
          <table:table-cell table:style-name="ce12" office:value-type="string">
            <text:p>REQUERIMIENTO </text:p>
          </table:table-cell>
          <table:table-cell table:style-name="ce12" office:value-type="string">
            <text:p>OBSERVACION</text:p>
          </table:table-cell>
          <table:table-cell table:style-name="ce18" office:value-type="string">
            <text:p>ESTATUS</text:p>
          </table:table-cell>
          <table:table-cell table:style-name="ce2" office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>
            <text:p>24/02/15</text:p>
          </table:table-cell>
          <table:table-cell table:style-name="ce4" office:value-type="string">
            <text:p>Poner un codificador de seguridad que certifique la data en procesos importante</text:p>
          </table:table-cell>
          <table:table-cell table:style-name="ce4" office:value-type="string">
            <text:p>ADAPTAR EL DE MCBE QUE SE HIZO EN PDVAL PERO CON UN DICCIONARIO MAS AMPLIO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>
            <text:p>24/02/15</text:p>
          </table:table-cell>
          <table:table-cell table:style-name="ce4" office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>
            <text:p>24/02/15</text:p>
          </table:table-cell>
          <table:table-cell table:style-name="ce13" office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>
            <text:p>TERMINADO</text:p>
          </table:table-cell>
          <table:table-cell table:style-name="ce5" office:value-type="date" office:date-value="2015-04-28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>
            <text:p>25/02/15</text:p>
          </table:table-cell>
          <table:table-cell table:style-name="ce4" office:value-type="string">
            <text:p>utilizar jquery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>
            <text:p>25/02/15</text:p>
          </table:table-cell>
          <table:table-cell table:style-name="ce4" office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>
            <text:p>30/03/15</text:p>
          </table:table-cell>
          <table:table-cell table:style-name="ce4" office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Los tipos de documento se deben buscar en una tabl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mpromiso_inicial.jsp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>
            <text:p>31/03/15</text:p>
          </table:table-cell>
          <table:table-cell table:style-name="ce4" office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modificar base de datos para incluir fecha y hora donde necesario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>
            <text:p>01/04/15</text:p>
          </table:table-cell>
          <table:table-cell table:style-name="ce4" office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>
            <text:p>01/04/15</text:p>
          </table:table-cell>
          <table:table-cell table:style-name="ce13" office:value-type="string">
            <text:p>Columna ano en unidadadministradora debe ser not null</text:p>
          </table:table-cell>
          <table:table-cell table:style-name="ce13"/>
          <table:table-cell table:style-name="ce20" office:value-type="string">
            <text:p>LISTO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>
            <text:p>01/04/15</text:p>
          </table:table-cell>
          <table:table-cell table:style-name="ce4" office:value-type="string">
            <text:p>Arreglar actionpdd definir la arquitectura a usar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>
            <text:p>01/04/15</text:p>
          </table:table-cell>
          <table:table-cell table:style-name="ce4" office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HACER UNA FUNCION QUE LLENE AUTOMATICAMENTE LOS CAMPOS DEL BEAN DEL MODELO CON EL ACTIONFORM DE STRUTS</text:p>
          </table:table-cell>
          <table:table-cell table:style-name="ce4" office:value-type="string">
            <text:p>Faltan evaluar todos los tipos de datos primitivos y llenar los parametros tipo array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>
            <text:p>07/04/15</text:p>
          </table:table-cell>
          <table:table-cell table:style-name="ce4" office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>
            <text:p>VER EJEMPLO EN RESPUESTA DE <text:a xlink:href="http://stackoverflow.com/questions/13254133/jdbc-prepared-statement-how-to-set-a-list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Hacer una clase de excepciones propias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Clase de utilerias debe ser abstracta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>
            <text:p>16/04/15</text:p>
          </table:table-cell>
          <table:table-cell table:style-name="ce4" office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DEBO DOCUMENTAR EL MENU TANTO EN LA CREACION COMO LAS POSIBLES CAUSAS DE ERRORES</text:p>
          </table:table-cell>
          <table:table-cell table:style-name="ce13" office:value-type="string">
            <text:p>archivo ayuda.txt en la carpeta SOPORTE_MENU.txt</text:p>
          </table:table-cell>
          <table:table-cell table:style-name="ce22" office:value-type="string">
            <text:p>100%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>
            <text:p>30/04/15</text:p>
          </table:table-cell>
          <table:table-cell table:style-name="ce4" office:value-type="string">
            <text:p>arreglar los constraint de la tabla opcion muy importante</text:p>
          </table:table-cell>
          <table:table-cell table:style-name="ce4" office:value-type="string">
            <text:p>Solo falta definir que hacer con la columna uri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>
            <text:p>01/04/15</text:p>
          </table:table-cell>
          <table:table-cell table:style-name="ce13" office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>
            <text:p>01/04/15</text:p>
          </table:table-cell>
          <table:table-cell table:style-name="ce13" office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>
            <text:p>06/05/15</text:p>
          </table:table-cell>
          <table:table-cell table:style-name="ce13" office:value-type="string">
            <text:p>Ordenar los archivos de soporte de creacion del menu</text:p>
          </table:table-cell>
          <table:table-cell table:style-name="ce13" office:value-type="string">
            <text:p>TODO QUEDO EN UNA CARPETA LLAMADA SOPORTE_MENU</text:p>
          </table:table-cell>
          <table:table-cell table:style-name="ce23" office:value-type="string">
            <text:p>100%</text:p>
          </table:table-cell>
          <table:table-cell table:style-name="ce6" office:value-type="date" office:date-value="2015-05-15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>
            <text:p>06/05/15</text:p>
          </table:table-cell>
          <table:table-cell table:style-name="ce13" office:value-type="string">
            <text:p>MODIFICAR LAS PANTALLAS QUE MANEJAN LAS OPCIONES DE MENU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14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>
            <text:p>14/05/15</text:p>
          </table:table-cell>
          <table:table-cell table:style-name="ce4" office:value-type="string">
            <text:p>Creacion de MAQUETA para LAS VISTAS DE SIGEFIRRHH CON DIV QUITANDOLES LAS TABLAS EMPEZANDO POR LAS DE MENOR COMPLEJIDAD</text:p>
          </table:table-cell>
          <table:table-cell table:style-name="ce4" office:value-type="string">
            <text:p>vista modelo Opcion.jsp</text:p>
          </table:table-cell>
          <table:table-cell table:style-name="ce24" office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PONER EN EL CAMPO DESCRIPCION LA RUTA COMPLETA DEL APLICATIVO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>
            <text:p>18/05/15</text:p>
          </table:table-cell>
          <table:table-cell table:style-name="ce13" office:value-type="string">
            <text:p>La opcion de cambio de password se debe poner por defecto a todos los usuarios</text:p>
          </table:table-cell>
          <table:table-cell table:style-name="ce13" office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>
            <text:p>100%</text:p>
          </table:table-cell>
          <table:table-cell table:style-name="ce6" office:value-type="date" office:date-value="2015-05-23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>
            <text:p>LOS JSP SE VAN A ACTUALIZAR CON EL SCRIPT LA PARTE JAVA DE DEBE COPIAR DIRECTAMENTE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>
            <text:p>23/05/15</text:p>
          </table:table-cell>
          <table:table-cell table:style-name="ce4" office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>
            <text:p>27/05/15</text:p>
          </table:table-cell>
          <table:table-cell table:style-name="ce4" office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8">
            <text:p>28/05/15</text:p>
          </table:table-cell>
          <table:table-cell table:style-name="ce4" office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Quitar el boton de cerrar de las ventanas emergentes y poner que funcione al hacer click afuera se cierre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Las opciones de los pdd se deben buscar en la base de datos y no dentro de la aplicacion tal y como esta ahora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controlar que no salgan en el buscar expediente pdd aquellos que no contemplen en el proceso un pdd puede ser a traves de un campo en la tabla op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Buscar la modelar las opciones para que atraves de dependencias las aplicaciones de regularizaciones sepan automaticamente que expedientes buscar sin tener que enviar los id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1">
            <text:p>11/06/15</text:p>
          </table:table-cell>
          <table:table-cell table:style-name="ce4" office:value-type="string">
            <text:p>Copiar el modelo de errores que tiene el metodo nuevo de la clase puntoDecisionAct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8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6-11T13:25:39</dc:date>
    <meta:editing-duration>PT7H8M25S</meta:editing-duration>
    <meta:editing-cycles>60</meta:editing-cycles>
    <meta:generator>LibreOffice/3.5$Linux_X86_64 LibreOffice_project/350m1$Build-2</meta:generator>
    <meta:document-statistic meta:table-count="3" meta:cell-count="166" meta:object-count="0"/>
  </office:meta>
</office:document-meta>
</file>